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hidden"/>
    </style:style>
    <style:style style:name="gr2" style:family="graphic" style:parent-style-name="standard">
      <style:graphic-properties draw:stroke="solid" svg:stroke-width="0.035cm" svg:stroke-color="#40404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draw:textarea-vertical-align="bottom" fo:min-height="3.996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top" fo:min-height="6.307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6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top" fo:min-height="6.296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gradient" draw:fill-gradient-name="Gradient_5f_1" draw:shadow="hidden"/>
    </style:style>
    <style:style style:name="gr9" style:family="graphic" style:parent-style-name="standard">
      <style:graphic-properties draw:stroke="none" draw:fill="none" draw:textarea-vertical-align="middle" fo:min-height="1.008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257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1.157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middle" fo:min-height="0.625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gradient" draw:fill-gradient-name="Gradient_5f_1" draw:textarea-vertical-align="bottom" draw:shadow="hidden"/>
    </style:style>
    <style:style style:name="gr14" style:family="graphic" style:parent-style-name="standard">
      <style:graphic-properties draw:stroke="solid" svg:stroke-width="0.035cm" svg:stroke-color="#404040" svg:stroke-opacity="100%" draw:stroke-linejoin="round" svg:stroke-linecap="round" draw:fill="none" draw:textarea-vertical-align="bottom" fo:padding-top="0.142cm" fo:padding-bottom="0.142cm" fo:padding-left="0.267cm" fo:padding-right="0.267cm" draw:shadow="hidden"/>
    </style:style>
    <style:style style:name="gr15" style:family="graphic" style:parent-style-name="standard">
      <style:graphic-properties draw:stroke="none" draw:fill="none" draw:textarea-vertical-align="bottom" fo:min-height="1.008cm" fo:min-width="2.54cm" fo:padding-top="0.071cm" fo:padding-bottom="0.071cm" fo:padding-left="0.071cm" fo:padding-right="0.071cm"/>
    </style:style>
    <style:style style:name="gr16" style:family="graphic" style:parent-style-name="text">
      <style:graphic-properties fo:min-height="0.849cm"/>
    </style:style>
    <style:style style:name="gr17" style:family="graphic" style:parent-style-name="standard">
      <style:graphic-properties draw:stroke="none" draw:fill="none" draw:textarea-vertical-align="middle" fo:min-height="0.778cm" fo:min-width="2.54cm" fo:padding-top="0.071cm" fo:padding-bottom="0.071cm" fo:padding-left="0.071cm" fo:padding-right="0.071cm"/>
    </style:style>
    <style:style style:name="gr18" style:family="graphic" style:parent-style-name="standard">
      <style:graphic-properties draw:stroke="none" svg:stroke-color="#000000" draw:fill="none" draw:fill-color="#ffffff" fo:min-height="0.69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85cm"/>
    </style:style>
    <style:style style:name="gr20" style:family="graphic" style:parent-style-name="standard">
      <style:graphic-properties draw:stroke="none" draw:fill="none" draw:textarea-vertical-align="middle" fo:min-height="1.017cm" fo:min-width="2.54cm" fo:padding-top="0.071cm" fo:padding-bottom="0.071cm" fo:padding-left="0.071cm" fo:padding-right="0.071cm"/>
    </style:style>
    <style:style style:name="gr21" style:family="graphic" style:parent-style-name="standard">
      <style:graphic-properties draw:stroke="none" draw:fill="none" draw:textarea-vertical-align="middle" fo:min-height="0.467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1.099cm" fo:min-width="2.54cm" fo:padding-top="0.071cm" fo:padding-bottom="0.071cm" fo:padding-left="0.071cm" fo:padding-right="0.071cm"/>
    </style:style>
    <style:style style:name="gr23" style:family="graphic" style:parent-style-name="standard">
      <style:graphic-properties draw:stroke="none" svg:stroke-color="#000000" draw:fill="none" draw:fill-color="#ffffff" fo:min-height="0.79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8cm"/>
    </style:style>
    <style:style style:name="gr25" style:family="graphic" style:parent-style-name="standard">
      <style:graphic-properties draw:stroke="none" svg:stroke-color="#000000" draw:fill="none" draw:fill-color="#ffffff" fo:min-height="0.433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1pt" style:font-size-asian="11pt" style:font-size-complex="11pt"/>
    </style:style>
    <style:style style:name="P6" style:family="paragraph">
      <loext:graphic-properties draw:fill="gradient" draw:fill-gradient-name="Gradient_5f_1"/>
    </style:style>
    <style:style style:name="P7" style:family="paragraph">
      <loext:graphic-properties draw:fill="gradient" draw:fill-gradient-name="Gradient_5f_1"/>
      <style:paragraph-properties fo:text-align="end"/>
    </style:style>
    <style:style style:name="P8" style:family="paragraph">
      <loext:graphic-properties draw:fill="none"/>
      <style:paragraph-properties fo:text-align="end"/>
    </style:style>
    <style:style style:name="P9" style:family="paragraph">
      <style:paragraph-properties fo:margin-left="0cm" fo:margin-right="0cm" fo:margin-top="0cm" fo:margin-bottom="0cm" fo:line-height="120%" fo:text-align="end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end" fo:text-indent="0cm"/>
      <style:text-properties fo:font-size="7pt" style:font-size-asian="7pt" style:font-size-complex="7pt"/>
    </style:style>
    <style:style style:name="P11" style:family="paragraph">
      <loext:graphic-properties draw:fill="none"/>
      <style:paragraph-properties fo:text-align="end"/>
      <style:text-properties fo:font-size="7pt" style:font-size-asian="7pt" style:font-size-complex="7pt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6" style:family="paragraph">
      <loext:graphic-properties draw:fill="gradient" draw:fill-gradient-name="Gradient_5f_1"/>
      <style:paragraph-properties fo:margin-top="0cm" fo:margin-bottom="0.6cm"/>
    </style:style>
    <style:style style:name="P17" style:family="paragraph">
      <loext:graphic-properties draw:fill="none"/>
      <style:paragraph-properties fo:margin-top="0cm" fo:margin-bottom="0.6cm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style:font-name="Calibri1" fo:font-size="11pt" style:font-size-asian="11pt" style:font-size-complex="11pt"/>
    </style:style>
    <style:style style:name="T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style:text-position="0% 100%" style:font-name="Calibri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5" style:family="text">
      <style:text-properties fo:color="#000000" style:font-name="Calibri" fo:font-size="7pt" style:font-name-asian="Calibri" style:font-size-asian="7pt" style:font-name-complex="Calibri" style:font-size-complex="7pt"/>
    </style:style>
    <style:style style:name="T6" style:family="text">
      <style:text-properties fo:font-size="10pt"/>
    </style:style>
    <style:style style:name="T7" style:family="text">
      <style:text-properties fo:color="#000000" style:font-name="Calibri" fo:font-size="9pt" style:font-name-asian="Calibri" style:font-size-asian="9pt" style:font-name-complex="Calibri" style:font-size-complex="9pt"/>
    </style:style>
    <style:style style:name="T8" style:family="text">
      <style:text-properties fo:color="#000000" style:font-name="Ubuntu" fo:font-size="9pt" style:font-name-asian="Ubuntu" style:font-size-asian="9pt" style:font-name-complex="Ubuntu" style:font-size-complex="9pt"/>
    </style:style>
    <style:style style:name="T9" style:family="text">
      <style:text-properties fo:color="#404040" style:font-name="Calibri" fo:font-size="24pt" style:font-name-asian="Calibri" style:font-size-asian="24pt" style:font-name-complex="Calibri" style:font-size-complex="24pt"/>
    </style:style>
    <style:style style:name="T10" style:family="text">
      <style:text-properties fo:font-size="7pt" style:font-size-asian="11pt" style:font-size-complex="11pt"/>
    </style:style>
    <style:style style:name="T11" style:family="text">
      <style:text-properties style:font-name="Calibri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4.699cm" svg:height="4.138cm" svg:x="2.7cm" svg:y="2.36cm" svg:viewBox="0 0 4700 4139" draw:points="0,4139 4700,4139 4700,0 0,0">
              <text:p/>
            </draw:polygon>
            <draw:polygon draw:style-name="gr2" draw:text-style-name="P2" draw:layer="layout" svg:width="4.699cm" svg:height="4.138cm" svg:x="2.7cm" svg:y="2.36cm" svg:viewBox="0 0 4700 4139" draw:points="0,4139 4700,4139 4700,0 0,0">
              <text:p/>
            </draw:polygon>
          </draw:g>
          <draw:frame draw:style-name="gr3" draw:text-style-name="P4" draw:layer="layout" svg:width="4.699cm" svg:height="4.138cm" svg:x="2.7cm" svg:y="2.36cm">
            <draw:text-box>
              <text:p text:style-name="P3"><text:span text:style-name="T1">Arithmetic</text:span></text:p>
            </draw:text-box>
          </draw:frame>
        </draw:g>
        <draw:g>
          <draw:g>
            <draw:polygon draw:style-name="gr1" draw:text-style-name="P1" draw:layer="layout" svg:width="2.599cm" svg:height="6.449cm" svg:x="0.1cm" svg:y="0.05cm" svg:viewBox="0 0 2600 6450" draw:points="0,6450 2600,6450 2600,0 0,0">
              <text:p/>
            </draw:polygon>
            <draw:polygon draw:style-name="gr2" draw:text-style-name="P2" draw:layer="layout" svg:width="2.599cm" svg:height="6.449cm" svg:x="0.1cm" svg:y="0.05cm" svg:viewBox="0 0 2600 6450" draw:points="0,6450 2600,6450 2600,0 0,0">
              <text:p/>
            </draw:polygon>
          </draw:g>
          <draw:frame draw:style-name="gr4" draw:text-style-name="P5" draw:layer="layout" svg:width="2.599cm" svg:height="6.449cm" svg:x="0.1cm" svg:y="0.05cm">
            <draw:text-box>
              <text:p text:style-name="P3"><text:span text:style-name="T2">PRNGs</text:span></text:p>
            </draw:text-box>
          </draw:frame>
        </draw:g>
        <draw:polygon draw:style-name="gr5" draw:text-style-name="P2" draw:layer="layout" svg:width="0cm" svg:height="0cm" svg:x="5.25cm" svg:y="6.498cm" svg:viewBox="0 0 0 0" draw:points="0,0">
          <text:p/>
        </draw:polygon>
        <draw:g>
          <draw:g>
            <draw:polygon draw:style-name="gr1" draw:text-style-name="P1" draw:layer="layout" svg:width="4.699cm" svg:height="2.299cm" svg:x="2.7cm" svg:y="0.06cm" svg:viewBox="0 0 4700 2300" draw:points="0,2300 4700,2300 4700,0 0,0">
              <text:p/>
            </draw:polygon>
            <draw:polygon draw:style-name="gr2" draw:text-style-name="P2" draw:layer="layout" svg:width="4.699cm" svg:height="2.299cm" svg:x="2.7cm" svg:y="0.06cm" svg:viewBox="0 0 4700 2300" draw:points="0,2300 4700,2300 4700,0 0,0">
              <text:p/>
            </draw:polygon>
          </draw:g>
          <draw:frame draw:style-name="gr6" draw:text-style-name="P4" draw:layer="layout" svg:width="4.699cm" svg:height="2.3cm" svg:x="2.7cm" svg:y="0.06cm">
            <draw:text-box>
              <text:p text:style-name="P3"><text:span text:style-name="T1">Error Sampling</text:span></text:p>
            </draw:text-box>
          </draw:frame>
        </draw:g>
        <draw:g>
          <draw:g>
            <draw:polygon draw:style-name="gr1" draw:text-style-name="P1" draw:layer="layout" svg:width="2.332cm" svg:height="6.438cm" svg:x="7.35cm" svg:y="0.06cm" svg:viewBox="0 0 2333 6439" draw:points="0,6439 2333,6439 2333,0 0,0">
              <text:p/>
            </draw:polygon>
            <draw:polygon draw:style-name="gr2" draw:text-style-name="P2" draw:layer="layout" svg:width="2.332cm" svg:height="6.438cm" svg:x="7.35cm" svg:y="0.06cm" svg:viewBox="0 0 2333 6439" draw:points="0,6439 2333,6439 2333,0 0,0">
              <text:p/>
            </draw:polygon>
          </draw:g>
          <draw:frame draw:style-name="gr7" draw:text-style-name="P4" draw:layer="layout" svg:width="2.332cm" svg:height="6.438cm" svg:x="7.35cm" svg:y="0.06cm">
            <draw:text-box>
              <text:p text:style-name="P3"><text:span text:style-name="T1">Outputs</text:span></text:p>
            </draw:text-box>
          </draw:frame>
        </draw:g>
        <draw:g>
          <draw:g>
            <draw:polygon draw:style-name="gr8" draw:text-style-name="P6" draw:layer="layout" svg:width="1.932cm" svg:height="1.15cm" svg:x="3.25cm" svg:y="3.002cm" svg:viewBox="0 0 1933 1151" draw:points="0,1151 1933,1151 1933,0 0,0">
              <text:p/>
            </draw:polygon>
            <draw:polygon draw:style-name="gr2" draw:text-style-name="P2" draw:layer="layout" svg:width="1.932cm" svg:height="1.15cm" svg:x="3.25cm" svg:y="3.002cm" svg:viewBox="0 0 1933 1151" draw:points="0,1151 1933,1151 1933,0 0,0">
              <text:p/>
            </draw:polygon>
          </draw:g>
          <draw:frame draw:style-name="gr9" draw:text-style-name="P2" draw:layer="layout" svg:width="1.932cm" svg:height="1.15cm" svg:x="3.25cm" svg:y="3.002cm">
            <draw:text-box>
              <text:p text:style-name="P3"><text:span text:style-name="T1">DSP1</text:span></text:p>
            </draw:text-box>
          </draw:frame>
        </draw:g>
        <draw:g>
          <draw:g>
            <draw:polygon draw:style-name="gr8" draw:text-style-name="P6" draw:layer="layout" svg:width="1.183cm" svg:height="1.399cm" svg:x="0.216cm" svg:y="1.06cm" svg:viewBox="0 0 1184 1400" draw:points="0,1400 1184,1400 1184,0 0,0">
              <text:p/>
            </draw:polygon>
            <draw:polygon draw:style-name="gr2" draw:text-style-name="P2" draw:layer="layout" svg:width="1.183cm" svg:height="1.399cm" svg:x="0.216cm" svg:y="1.06cm" svg:viewBox="0 0 1184 1400" draw:points="0,1400 1184,1400 1184,0 0,0">
              <text:p/>
            </draw:polygon>
          </draw:g>
          <draw:frame draw:style-name="gr10" draw:text-style-name="P4" draw:layer="layout" svg:width="1.183cm" svg:height="1.399cm" svg:x="0.216cm" svg:y="1.06cm">
            <draw:text-box>
              <text:p text:style-name="P3"><text:span text:style-name="T1">Triv 1</text:span></text:p>
            </draw:text-box>
          </draw:frame>
        </draw:g>
        <draw:g>
          <draw:g>
            <draw:polygon draw:style-name="gr8" draw:text-style-name="P6" draw:layer="layout" svg:width="1.183cm" svg:height="1.399cm" svg:x="0.216cm" svg:y="2.86cm" svg:viewBox="0 0 1184 1400" draw:points="0,1400 1184,1400 1184,0 0,0">
              <text:p/>
            </draw:polygon>
            <draw:polygon draw:style-name="gr2" draw:text-style-name="P2" draw:layer="layout" svg:width="1.183cm" svg:height="1.399cm" svg:x="0.216cm" svg:y="2.86cm" svg:viewBox="0 0 1184 1400" draw:points="0,1400 1184,1400 1184,0 0,0">
              <text:p/>
            </draw:polygon>
          </draw:g>
          <draw:frame draw:style-name="gr10" draw:text-style-name="P4" draw:layer="layout" svg:width="1.183cm" svg:height="1.399cm" svg:x="0.216cm" svg:y="2.86cm">
            <draw:text-box>
              <text:p text:style-name="P3"><text:span text:style-name="T1">Triv 2</text:span></text:p>
            </draw:text-box>
          </draw:frame>
        </draw:g>
        <draw:g>
          <draw:g>
            <draw:polygon draw:style-name="gr8" draw:text-style-name="P6" draw:layer="layout" svg:width="1.183cm" svg:height="1.299cm" svg:x="0.216cm" svg:y="4.76cm" svg:viewBox="0 0 1184 1300" draw:points="0,1300 1184,1300 1184,0 0,0">
              <text:p/>
            </draw:polygon>
            <draw:polygon draw:style-name="gr2" draw:text-style-name="P2" draw:layer="layout" svg:width="1.183cm" svg:height="1.299cm" svg:x="0.216cm" svg:y="4.76cm" svg:viewBox="0 0 1184 1300" draw:points="0,1300 1184,1300 1184,0 0,0">
              <text:p/>
            </draw:polygon>
          </draw:g>
          <draw:frame draw:style-name="gr11" draw:text-style-name="P4" draw:layer="layout" svg:width="1.183cm" svg:height="1.299cm" svg:x="0.216cm" svg:y="4.76cm">
            <draw:text-box>
              <text:p text:style-name="P3"><text:span text:style-name="T1">Triv </text:span><text:span text:style-name="T3">P</text:span></text:p>
            </draw:text-box>
          </draw:frame>
        </draw:g>
        <draw:polyline draw:style-name="gr2" draw:text-style-name="P2" draw:layer="layout" svg:width="0.434cm" svg:height="0.914cm" svg:x="1.416cm" svg:y="1.745cm" svg:viewBox="0 0 435 915" draw:points="0,0 187,0 187,915 435,915">
          <text:p/>
        </draw:polyline>
        <draw:polyline draw:style-name="gr2" draw:text-style-name="P2" draw:layer="layout" svg:width="0.499cm" svg:height="0cm" svg:x="1.4cm" svg:y="3.56cm" svg:viewBox="0 0 500 0" draw:points="0,0 215,0 215,0 500,0">
          <text:p/>
        </draw:polyline>
        <draw:polyline draw:style-name="gr2" draw:text-style-name="P2" draw:layer="layout" svg:width="0.434cm" svg:height="0.944cm" svg:x="1.416cm" svg:y="4.46cm" svg:viewBox="0 0 435 945" draw:points="0,945 187,945 187,0 435,0">
          <text:p/>
        </draw:polyline>
        <draw:g>
          <draw:g>
            <draw:polygon draw:style-name="gr8" draw:text-style-name="P6" draw:layer="layout" svg:width="1.499cm" svg:height="0.502cm" svg:x="3.6cm" svg:y="5.16cm" svg:viewBox="0 0 1500 503" draw:points="0,503 1500,503 1500,0 0,0">
              <text:p/>
            </draw:polygon>
            <draw:polygon draw:style-name="gr2" draw:text-style-name="P2" draw:layer="layout" svg:width="1.499cm" svg:height="0.502cm" svg:x="3.6cm" svg:y="5.16cm" svg:viewBox="0 0 1500 503" draw:points="0,503 1500,503 1500,0 0,0">
              <text:p/>
            </draw:polygon>
          </draw:g>
        </draw:g>
        <draw:line draw:style-name="gr5" draw:text-style-name="P2" draw:layer="layout" svg:x1="2.4cm" svg:y1="3.56cm" svg:x2="3.25cm" svg:y2="3.578cm">
          <text:p/>
        </draw:line>
        <draw:line draw:style-name="gr5" draw:text-style-name="P2" draw:layer="layout" svg:x1="5.1cm" svg:y1="5.37cm" svg:x2="6.3cm" svg:y2="5.37cm">
          <text:p/>
        </draw:line>
        <draw:line draw:style-name="gr5" draw:text-style-name="P2" draw:layer="layout" svg:x1="6.7cm" svg:y1="3.96cm" svg:x2="6.7cm" svg:y2="4.96cm">
          <text:p/>
        </draw:line>
        <draw:frame draw:style-name="gr12" draw:text-style-name="P2" draw:layer="layout" svg:width="0.532cm" svg:height="0.767cm" svg:x="4.827cm" svg:y="3.604cm">
          <draw:text-box>
            <text:p text:style-name="P3"><text:span text:style-name="T4"/></text:p>
            <text:p text:style-name="P3"><text:span text:style-name="T4"/></text:p>
          </draw:text-box>
        </draw:frame>
        <draw:g>
          <draw:g>
            <draw:polygon draw:style-name="gr13" draw:text-style-name="P7" draw:layer="layout" svg:width="1.932cm" svg:height="1.15cm" svg:x="3.901cm" svg:y="3.761cm" svg:viewBox="0 0 1933 1151" draw:points="0,1151 1933,1151 1933,0 0,0">
              <text:p/>
            </draw:polygon>
            <draw:polygon draw:style-name="gr14" draw:text-style-name="P8" draw:layer="layout" svg:width="1.932cm" svg:height="1.15cm" svg:x="3.901cm" svg:y="3.761cm" svg:viewBox="0 0 1933 1151" draw:points="0,1151 1933,1151 1933,0 0,0">
              <text:p/>
            </draw:polygon>
          </draw:g>
          <draw:frame draw:style-name="gr15" draw:text-style-name="P10" draw:layer="layout" svg:width="1.932cm" svg:height="1.15cm" svg:x="3.901cm" svg:y="3.761cm">
            <draw:text-box>
              <text:p text:style-name="P9"><text:span text:style-name="T5">DSP-k</text:span></text:p>
            </draw:text-box>
          </draw:frame>
        </draw:g>
        <draw:g>
          <draw:g>
            <draw:polygon draw:style-name="gr13" draw:text-style-name="P7" draw:layer="layout" svg:width="1.932cm" svg:height="1.15cm" svg:x="3.5cm" svg:y="3.36cm" svg:viewBox="0 0 1933 1151" draw:points="0,1151 1933,1151 1933,0 0,0">
              <text:p/>
            </draw:polygon>
            <draw:polygon draw:style-name="gr14" draw:text-style-name="P8" draw:layer="layout" svg:width="1.932cm" svg:height="1.15cm" svg:x="3.5cm" svg:y="3.36cm" svg:viewBox="0 0 1933 1151" draw:points="0,1151 1933,1151 1933,0 0,0">
              <text:p/>
            </draw:polygon>
          </draw:g>
          <draw:frame draw:style-name="gr15" draw:text-style-name="P10" draw:layer="layout" svg:width="1.932cm" svg:height="1.15cm" svg:x="3.5cm" svg:y="3.36cm">
            <draw:text-box>
              <text:p text:style-name="P9"><text:span text:style-name="T5">DSP-2</text:span></text:p>
            </draw:text-box>
          </draw:frame>
        </draw:g>
        <draw:g>
          <draw:g>
            <draw:polygon draw:style-name="gr8" draw:text-style-name="P6" draw:layer="layout" svg:width="1.932cm" svg:height="1.15cm" svg:x="3.251cm" svg:y="3.003cm" svg:viewBox="0 0 1933 1151" draw:points="0,1151 1933,1151 1933,0 0,0">
              <text:p/>
            </draw:polygon>
            <draw:polygon draw:style-name="gr2" draw:text-style-name="P2" draw:layer="layout" svg:width="1.932cm" svg:height="1.15cm" svg:x="3.251cm" svg:y="3.003cm" svg:viewBox="0 0 1933 1151" draw:points="0,1151 1933,1151 1933,0 0,0">
              <text:p/>
            </draw:polygon>
          </draw:g>
          <draw:frame draw:style-name="gr15" draw:text-style-name="P11" draw:layer="layout" svg:width="1.932cm" svg:height="1.15cm" svg:x="3.251cm" svg:y="3.003cm">
            <draw:text-box>
              <text:p text:style-name="P9"><text:span text:style-name="T5">DSP-1</text:span></text:p>
            </draw:text-box>
          </draw:frame>
        </draw:g>
        <draw:frame draw:style-name="gr16" draw:text-style-name="P12" draw:layer="layout" svg:width="1.102cm" svg:height="1.099cm" draw:transform="rotate (1.57725404502728) translate (0.401cm 4.96cm)">
          <draw:text-box>
            <text:p><text:span text:style-name="T6">...</text:span></text:p>
          </draw:text-box>
        </draw:frame>
        <draw:g>
          <draw:polygon draw:style-name="gr8" draw:text-style-name="P6" draw:layer="layout" svg:width="0.6cm" svg:height="3.641cm" svg:x="1.85cm" svg:y="1.757cm" svg:viewBox="0 0 601 3642" draw:points="601,3042 601,599 0,0 0,3642">
            <text:p/>
          </draw:polygon>
          <draw:polygon draw:style-name="gr2" draw:text-style-name="P2" draw:layer="layout" svg:width="0.6cm" svg:height="3.641cm" svg:x="1.85cm" svg:y="1.757cm" svg:viewBox="0 0 601 3642" draw:points="601,3042 601,599 0,0 0,3642">
            <text:p/>
          </draw:polygon>
        </draw:g>
        <draw:g>
          <draw:g>
            <draw:polygon draw:style-name="gr8" draw:text-style-name="P6" draw:layer="layout" svg:width="2.399cm" svg:height="0.92cm" svg:x="3.7cm" svg:y="0.739cm" svg:viewBox="0 0 2400 921" draw:points="0,921 2400,921 2400,0 0,0">
              <text:p/>
            </draw:polygon>
            <draw:polygon draw:style-name="gr2" draw:text-style-name="P2" draw:layer="layout" svg:width="2.399cm" svg:height="0.92cm" svg:x="3.7cm" svg:y="0.739cm" svg:viewBox="0 0 2400 921" draw:points="0,921 2400,921 2400,0 0,0">
              <text:p/>
            </draw:polygon>
          </draw:g>
          <draw:frame draw:style-name="gr17" draw:text-style-name="P4" draw:layer="layout" svg:width="2.397cm" svg:height="0.92cm" svg:x="3.7cm" svg:y="0.739cm">
            <draw:text-box>
              <text:p text:style-name="P3"><text:span text:style-name="T1">Gaussian</text:span></text:p>
            </draw:text-box>
          </draw:frame>
        </draw:g>
        <draw:line draw:style-name="gr5" draw:text-style-name="P2" draw:layer="layout" svg:x1="4.5cm" svg:y1="2.16cm" svg:x2="4.501cm" svg:y2="3.004cm">
          <text:p/>
        </draw:line>
        <draw:polyline draw:style-name="gr5" draw:text-style-name="P2" draw:layer="layout" svg:width="1.499cm" svg:height="0.999cm" draw:transform="skewX (0.0219911485751286) translate (5.2086232017029cm 2.160230419cm)" svg:viewBox="0 0 1500 1000" draw:points="0,0 0,412 1500,412 1500,1000">
          <text:p/>
        </draw:polyline>
        <draw:frame draw:style-name="gr18" draw:text-style-name="P13" draw:layer="layout" svg:width="1.9cm" svg:height="0.945cm" svg:x="3.428cm" svg:y="5.103cm">
          <draw:text-box>
            <text:p><text:span text:style-name="T7">Encode(</text:span><text:span text:style-name="T8">µ</text:span><text:span text:style-name="T7">)</text:span></text:p>
          </draw:text-box>
        </draw:frame>
        <draw:frame draw:style-name="gr16" draw:text-style-name="P12" draw:layer="layout" svg:width="1.102cm" svg:height="1.099cm" draw:transform="rotate (1.57725404502728) translate (0.401cm 4.86cm)">
          <draw:text-box>
            <text:p><text:span text:style-name="T6">...</text:span></text:p>
          </draw:text-box>
        </draw:frame>
        <draw:frame draw:style-name="gr19" draw:text-style-name="P15" draw:layer="layout" svg:width="1.9cm" svg:height="1.1cm" svg:x="3.3cm" svg:y="3.06cm">
          <draw:text-box>
            <text:p text:style-name="P14"><text:span text:style-name="T2">MAC</text:span></text:p>
          </draw:text-box>
        </draw:frame>
        <draw:line draw:style-name="gr5" draw:text-style-name="P2" draw:layer="layout" svg:x1="5.182cm" svg:y1="3.569cm" svg:x2="6.3cm" svg:y2="3.56cm">
          <text:p/>
        </draw:line>
        <draw:g>
          <draw:g>
            <draw:path draw:style-name="gr8" draw:text-style-name="P6" draw:layer="layout" svg:width="0.843cm" svg:height="0.843cm" svg:x="6.307cm" svg:y="3.156cm" svg:viewBox="0 0 844 844" svg:d="M0 422c0-78 18-144 57-211 38-67 87-116 154-154 67-39 133-57 211-57s144 18 211 57c67 38 116 87 154 154 39 67 57 133 57 211s-18 144-57 211c-38 67-87 116-154 154-67 39-133 57-211 57s-144-18-211-57c-67-38-116-87-154-154-39-67-57-133-57-211z">
              <text:p/>
            </draw:path>
            <draw:path draw:style-name="gr2" draw:text-style-name="P2" draw:layer="layout" svg:width="0.843cm" svg:height="0.843cm" svg:x="6.307cm" svg:y="3.156cm" svg:viewBox="0 0 844 844" svg:d="M0 422c0-78 18-144 57-211 38-67 87-116 154-154 67-39 133-57 211-57s144 18 211 57c67 38 116 87 154 154 39 67 57 133 57 211s-18 144-57 211c-38 67-87 116-154 154-67 39-133 57-211 57s-144-18-211-57c-67-38-116-87-154-154-39-67-57-133-57-211z">
              <text:p/>
            </draw:path>
          </draw:g>
          <draw:frame draw:style-name="gr20" draw:text-style-name="P2" draw:layer="layout" svg:width="0.843cm" svg:height="1.159cm" svg:x="6.307cm" svg:y="2.998cm">
            <draw:text-box>
              <text:p text:style-name="P3"><text:span text:style-name="T9">+</text:span></text:p>
            </draw:text-box>
          </draw:frame>
        </draw:g>
        <draw:line draw:style-name="gr2" draw:text-style-name="P2" draw:layer="layout" svg:x1="4.9cm" svg:y1="1.959cm" svg:x2="4.9cm" svg:y2="1.66cm">
          <text:p/>
        </draw:line>
        <draw:g>
          <draw:polygon draw:style-name="gr8" draw:text-style-name="P6" draw:layer="layout" svg:width="0.293cm" svg:height="1.799cm" draw:transform="skewX (0.000523598775598298) rotate (-1.57585778162568) translate (5.80101875298399cm 1.86613701659871cm)" svg:viewBox="0 0 294 1800" draw:points="0,1503 0,296 294,0 294,1800">
            <text:p/>
          </draw:polygon>
          <draw:polygon draw:style-name="gr2" draw:text-style-name="P2" draw:layer="layout" svg:width="0.293cm" svg:height="1.799cm" draw:transform="skewX (0.000523598775598298) rotate (-1.57585778162568) translate (5.80101875298399cm 1.86613701659871cm)" svg:viewBox="0 0 294 1800" draw:points="0,1503 0,296 294,0 294,1800">
            <text:p/>
          </draw:polygon>
        </draw:g>
        <draw:g>
          <draw:g>
            <draw:polygon draw:style-name="gr8" draw:text-style-name="P6" draw:layer="layout" svg:width="1cm" svg:height="0.588cm" svg:x="7.999cm" svg:y="1.161cm" svg:viewBox="0 0 1001 589" draw:points="0,589 1001,589 1001,0 0,0">
              <text:p/>
            </draw:polygon>
            <draw:polygon draw:style-name="gr2" draw:text-style-name="P2" draw:layer="layout" svg:width="1cm" svg:height="0.588cm" svg:x="7.999cm" svg:y="1.161cm" svg:viewBox="0 0 1001 589" draw:points="0,589 1001,589 1001,0 0,0">
              <text:p/>
            </draw:polygon>
          </draw:g>
          <draw:frame draw:style-name="gr21" draw:text-style-name="P4" draw:layer="layout" svg:width="1cm" svg:height="0.609cm" svg:x="7.999cm" svg:y="1.151cm">
            <draw:text-box>
              <text:p text:style-name="P3"><text:span text:style-name="T1">ss</text:span></text:p>
            </draw:text-box>
          </draw:frame>
        </draw:g>
        <draw:g>
          <draw:polygon draw:style-name="gr8" draw:text-style-name="P16" draw:layer="layout" svg:width="0.298cm" svg:height="1.499cm" draw:transform="skewX (0.000698131700797732) translate (8.10126650175268cm 4.66032314757975cm)" svg:viewBox="0 0 299 1500" draw:points="0,1253 0,247 299,0 299,1500">
            <text:p/>
          </draw:polygon>
          <draw:polygon draw:style-name="gr2" draw:text-style-name="P17" draw:layer="layout" svg:width="0.298cm" svg:height="1.499cm" draw:transform="skewX (0.000698131700797732) translate (8.10126650175268cm 4.66032314757975cm)" svg:viewBox="0 0 299 1500" draw:points="0,1253 0,247 299,0 299,1500">
            <text:p/>
          </draw:polygon>
        </draw:g>
        <draw:line draw:style-name="gr5" draw:text-style-name="P2" draw:layer="layout" svg:x1="6.692cm" svg:y1="5.365cm" svg:x2="8.1cm" svg:y2="5.365cm">
          <text:p/>
        </draw:line>
        <draw:g>
          <draw:g>
            <draw:path draw:style-name="gr8" draw:text-style-name="P6" draw:layer="layout" svg:width="0.843cm" svg:height="0.843cm" svg:x="6.307cm" svg:y="4.98cm" svg:viewBox="0 0 844 844" svg:d="M0 422c0-78 18-144 57-211 38-67 87-116 154-154 67-39 133-57 211-57s144 18 211 57c67 38 116 87 154 154 39 67 57 133 57 211s-18 144-57 211c-38 67-87 116-154 154-67 39-133 57-211 57s-144-18-211-57c-67-38-116-87-154-154-39-67-57-133-57-211z">
              <text:p/>
            </draw:path>
            <draw:path draw:style-name="gr2" draw:text-style-name="P2" draw:layer="layout" svg:width="0.843cm" svg:height="0.843cm" svg:x="6.307cm" svg:y="4.98cm" svg:viewBox="0 0 844 844" svg:d="M0 422c0-78 18-144 57-211 38-67 87-116 154-154 67-39 133-57 211-57s144 18 211 57c67 38 116 87 154 154 39 67 57 133 57 211s-18 144-57 211c-38 67-87 116-154 154-67 39-133 57-211 57s-144-18-211-57c-67-38-116-87-154-154-39-67-57-133-57-211z">
              <text:p/>
            </draw:path>
          </draw:g>
          <draw:frame draw:style-name="gr20" draw:text-style-name="P4" draw:layer="layout" svg:width="0.843cm" svg:height="1.159cm" svg:x="6.307cm" svg:y="4.822cm">
            <draw:text-box>
              <text:p text:style-name="P3"><text:span text:style-name="T9">+</text:span></text:p>
            </draw:text-box>
          </draw:frame>
        </draw:g>
        <draw:polyline draw:style-name="gr5" draw:text-style-name="P2" draw:layer="layout" svg:width="0.999cm" svg:height="1.899cm" draw:transform="skewX (-0.00785398163397448) rotate (3.14159265358979) translate (8.5064212297876cm 5.36015433675658cm)" svg:viewBox="0 0 1000 1900" draw:points="1000,0 1000,784 0,784 0,1900">
          <text:p/>
        </draw:polyline>
        <draw:line draw:style-name="gr5" draw:text-style-name="P2" draw:layer="layout" svg:x1="8.499cm" svg:y1="2.604cm" svg:x2="8.499cm" svg:y2="1.76cm">
          <text:p/>
        </draw:line>
        <draw:g>
          <draw:g>
            <draw:polygon draw:style-name="gr8" draw:text-style-name="P6" draw:layer="layout" svg:width="1.799cm" svg:height="1.241cm" svg:x="7.6cm" svg:y="2.218cm" svg:viewBox="0 0 1800 1242" draw:points="0,1242 1800,1242 1800,0 0,0">
              <text:p/>
            </draw:polygon>
            <draw:polygon draw:style-name="gr2" draw:text-style-name="P2" draw:layer="layout" svg:width="1.799cm" svg:height="1.241cm" svg:x="7.6cm" svg:y="2.218cm" svg:viewBox="0 0 1800 1242" draw:points="0,1242 1800,1242 1800,0 0,0">
              <text:p/>
            </draw:polygon>
          </draw:g>
          <draw:frame draw:style-name="gr22" draw:text-style-name="P4" draw:layer="layout" svg:width="1.798cm" svg:height="1.241cm" svg:x="7.6cm" svg:y="2.218cm">
            <draw:text-box>
              <text:p text:style-name="P3"><text:span text:style-name="T7">Small</text:span></text:p>
              <text:p text:style-name="P3"><text:span text:style-name="T7">SHA-3</text:span></text:p>
            </draw:text-box>
          </draw:frame>
        </draw:g>
        <draw:frame draw:style-name="gr16" draw:text-style-name="P12" draw:layer="layout" svg:width="1.102cm" svg:height="1.099cm" draw:transform="rotate (2.34572251468038) translate (4.515cm 5.26cm)">
          <draw:text-box>
            <text:p><text:span text:style-name="T6">...</text:span></text:p>
          </draw:text-box>
        </draw:frame>
        <draw:frame draw:style-name="gr23" draw:text-style-name="P18" draw:layer="layout" svg:width="0.593cm" svg:height="1.044cm" draw:transform="rotate (-1.33831847042925) translate (1.345cm 5.092cm)">
          <draw:text-box>
            <text:p><text:span text:style-name="T10">/</text:span></text:p>
          </draw:text-box>
        </draw:frame>
        <draw:frame draw:style-name="gr24" draw:text-style-name="P19" draw:layer="layout" svg:width="0.68cm" svg:height="0.64cm" svg:x="0.8cm" svg:y="4.96cm">
          <draw:text-box>
            <text:p><text:span text:style-name="T11">k</text:span></text:p>
          </draw:text-box>
        </draw:frame>
        <draw:frame draw:style-name="gr25" draw:text-style-name="P18" draw:layer="layout" svg:width="0.3cm" svg:height="0.683cm" svg:x="1cm" svg:y="5.3cm">
          <draw:text-box>
            <text:p><text:span text:style-name="T2">2</text:span></text:p>
          </draw:text-box>
        </draw:frame>
        <draw:line draw:style-name="gr5" draw:text-style-name="P2" draw:layer="layout" svg:x1="8.4cm" svg:y1="5.092cm" svg:x2="9.091cm" svg:y2="5.092cm">
          <text:p/>
        </draw:line>
        <draw:g>
          <draw:g>
            <draw:polygon draw:style-name="gr8" draw:text-style-name="P6" draw:layer="layout" svg:width="0.851cm" svg:height="0.588cm" svg:x="8.7cm" svg:y="4.761cm" svg:viewBox="0 0 852 589" draw:points="0,589 852,589 852,0 0,0">
              <text:p/>
            </draw:polygon>
            <draw:polygon draw:style-name="gr2" draw:text-style-name="P2" draw:layer="layout" svg:width="0.851cm" svg:height="0.588cm" svg:x="8.7cm" svg:y="4.761cm" svg:viewBox="0 0 852 589" draw:points="0,589 852,589 852,0 0,0">
              <text:p/>
            </draw:polygon>
          </draw:g>
          <draw:frame draw:style-name="gr21" draw:text-style-name="P4" draw:layer="layout" svg:width="0.851cm" svg:height="0.609cm" svg:x="8.7cm" svg:y="4.751cm">
            <draw:text-box>
              <text:p text:style-name="P3"><text:span text:style-name="T1">c1</text:span></text:p>
            </draw:text-box>
          </draw:frame>
        </draw:g>
        <draw:line draw:style-name="gr5" draw:text-style-name="P2" draw:layer="layout" svg:x1="8.392cm" svg:y1="5.792cm" svg:x2="9.083cm" svg:y2="5.792cm">
          <text:p/>
        </draw:line>
        <draw:g>
          <draw:g>
            <draw:polygon draw:style-name="gr8" draw:text-style-name="P6" draw:layer="layout" svg:width="0.85cm" svg:height="0.588cm" svg:x="8.7cm" svg:y="5.46cm" svg:viewBox="0 0 851 589" draw:points="0,589 851,589 851,0 0,0">
              <text:p/>
            </draw:polygon>
            <draw:polygon draw:style-name="gr2" draw:text-style-name="P2" draw:layer="layout" svg:width="0.85cm" svg:height="0.588cm" svg:x="8.7cm" svg:y="5.46cm" svg:viewBox="0 0 851 589" draw:points="0,589 851,589 851,0 0,0">
              <text:p/>
            </draw:polygon>
          </draw:g>
          <draw:frame draw:style-name="gr21" draw:text-style-name="P4" draw:layer="layout" svg:width="0.85cm" svg:height="0.609cm" svg:x="8.7cm" svg:y="5.45cm">
            <draw:text-box>
              <text:p text:style-name="P3"><text:span text:style-name="T1">c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5f_0" draw:display-name="Gradient_0" draw:style="linear" draw:start-color="#bfbfbf" draw:end-color="#b0b0b0" draw:start-intensity="100%" draw:end-intensity="100%" draw:angle="0" draw:border="0%"/>
    <draw:gradient draw:name="Gradient_5f_1" draw:display-name="Gradient_1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/>
      <style:text-properties fo:font-size="7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40S</meta:editing-duration>
    <meta:editing-cycles>4</meta:editing-cycles>
    <meta:generator>LibreOffice/6.0.7.3$Linux_X86_64 LibreOffice_project/00m0$Build-3</meta:generator>
    <meta:creation-date>2019-08-08T11:05:11.662129061</meta:creation-date>
    <dc:date>2019-09-20T12:07:06.837481771</dc:date>
    <meta:document-statistic meta:object-count="128"/>
  </office:meta>
</office:document-meta>
</file>